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fo:background-color="#D9D9D9"/>
      <style:text-properties style:font-name="Calibri1" style:font-name-asian="Calibri1" style:font-name-complex="Calibri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5.45041666666667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8.309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Tabellenmodell Feriendorfverwaltungssystem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ADDR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reet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numb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ipCode</text:p>
          </table:table-cell>
          <table:table-cell office:value-type="string" table:style-name="ce1">
            <text:p>char(5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ity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t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AREA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enum('M', 'O', 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M (Mountain), O (Ocean), C (City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RESOR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RENTAL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Visito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edroom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throom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qrMet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sicPrice</text:p>
          </table:table-cell>
          <table:table-cell office:value-type="string" table:style-name="ce1">
            <text:p>decimal(7,2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30, 60 (Überprüfung der Regel durch Objektverwalter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enum('R','N','C','D','M', 'B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R (Renovation), N (New Building), C (Completed), D (Demolition), M (Maintenance), B (Blocke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REA.Area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SORT.Resort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APPARTMEN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artmen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lcony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omnumb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oo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HOUS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s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rrace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itchen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LEANING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ean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Ti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Ti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ing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MAINTENANC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intenanc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ntenance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pairProtoco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enum('F','O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F (Finished), O (Open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STRUCCHANG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an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nnedEnd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nnedCosts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Costs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aftServ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remdschlüssel -&gt; CRAFTSERV.CraftServ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PERS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rstName</text:p>
          </table:table-cell>
          <table:table-cell office:value-type="string" table:style-name="ce1">
            <text:p>varchar(3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ast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eOfBirth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l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countType</text:p>
          </table:table-cell>
          <table:table-cell office:value-type="string" table:style-name="ce1">
            <text:p>enum('A','G','E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A (Admin), G (Guest), E (Employe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sswordHash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EMP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SORT.Resort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nag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GUES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es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ADMIN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mi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PERSONMOD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Mod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ID</text:p>
          </table:table-cell>
          <table:table-cell office:value-type="string" table:style-name="ce5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MODE.Mode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BOOKING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eBooking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DateRen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DateRen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ymentStatus</text:p>
          </table:table-cell>
          <table:table-cell office:value-type="string" table:style-name="ce1">
            <text:p>enum('O','P',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O (Open), P (Payed), C (Cancelle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es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GUEST.Guest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OOKINGDETAIL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Detai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BOOKING.Booking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char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SURCHARGE.Surcharge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dPrice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enum('R','B',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R (Reserved), B (Booked), C (Cancelled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SURCHARG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char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cent</text:p>
          </table:table-cell>
          <table:table-cell office:value-type="string" table:style-name="ce1">
            <text:p>decimal(5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SEASON.Sea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REA.Area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mberOfVisitors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EASON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a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enum('S', 'W','O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S (Summer), W (Winter), O (Offseason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RAFTSERV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aftServ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y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l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MODE<text:s/>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le</text:p>
          </table:table-cell>
          <table:table-cell office:value-type="string" table:style-name="ce1">
            <text:p>enum('A','C','M','Mgr','R','B','G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A (Admin), C (Cleaning), M (Maintenance), Mgr (Manager), R (Rental), B (Booking), G (Guest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Emp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Guest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CleaningPla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portDamage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ctivate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enovati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novati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novati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Building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NewBuilding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eNewBuildingProcess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NewBuilding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number-rows-repeated="10483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Max</meta:initial-creator>
    <dc:creator>max.schelenz</dc:creator>
    <meta:creation-date>2022-06-14T13:01:05Z</meta:creation-date>
    <dc:date>2023-01-03T21:11:15Z</dc:date>
    <meta:editing-cycles>4</meta:editing-cycles>
    <meta:editing-duration>PT0S</meta:editing-duration>
    <meta:user-defined meta:name="AppVersion">16.0300</meta:user-defined>
  </office:meta>
</office:document-meta>
</file>